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5fbf3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ae7e2" style:font-style-asian="normal" style:font-style-complex="normal"/>
    </style:style>
    <style:style style:name="T76" style:family="text">
      <style:text-properties fo:font-style="normal" officeooo:rsid="045b99c2" style:font-style-asian="normal" style:font-style-complex="normal"/>
    </style:style>
    <style:style style:name="T77" style:family="text">
      <style:text-properties fo:font-style="normal" officeooo:rsid="045e3f8e" style:font-style-asian="normal" style:font-style-complex="normal"/>
    </style:style>
    <style:style style:name="T78" style:family="text">
      <style:text-properties fo:font-style="normal" officeooo:rsid="045fbf34" style:font-style-asian="normal" style:font-style-complex="normal"/>
    </style:style>
    <style:style style:name="T79" style:family="text">
      <style:text-properties fo:font-style="normal" officeooo:rsid="045fe1d7" style:font-style-asian="normal" style:font-style-complex="normal"/>
    </style:style>
    <style:style style:name="T80" style:family="text">
      <style:text-properties officeooo:rsid="000a14f6"/>
    </style:style>
    <style:style style:name="T81" style:family="text">
      <style:text-properties officeooo:rsid="005714b7"/>
    </style:style>
    <style:style style:name="T82" style:family="text">
      <style:text-properties officeooo:rsid="00880dbe"/>
    </style:style>
    <style:style style:name="T83" style:family="text">
      <style:text-properties officeooo:rsid="007c6d62"/>
    </style:style>
    <style:style style:name="T84" style:family="text">
      <style:text-properties officeooo:rsid="01e21ff5"/>
    </style:style>
    <style:style style:name="T85" style:family="text">
      <style:text-properties officeooo:rsid="0233449b"/>
    </style:style>
    <style:style style:name="T86" style:family="text">
      <style:text-properties officeooo:rsid="02317916"/>
    </style:style>
    <style:style style:name="T87" style:family="text">
      <style:text-properties officeooo:rsid="0063a409"/>
    </style:style>
    <style:style style:name="T88" style:family="text">
      <style:text-properties officeooo:rsid="034a2232"/>
    </style:style>
    <style:style style:name="T89" style:family="text">
      <style:text-properties officeooo:rsid="0387836c"/>
    </style:style>
    <style:style style:name="T90" style:family="text">
      <style:text-properties officeooo:rsid="03b4652d"/>
    </style:style>
    <style:style style:name="T91" style:family="text">
      <style:text-properties officeooo:rsid="03e46f2c"/>
    </style:style>
    <style:style style:name="T92" style:family="text">
      <style:text-properties officeooo:rsid="023d18e5"/>
    </style:style>
    <style:style style:name="T93" style:family="text">
      <style:text-properties officeooo:rsid="00836784"/>
    </style:style>
    <style:style style:name="T94" style:family="text">
      <style:text-properties officeooo:rsid="036e9576"/>
    </style:style>
    <style:style style:name="T95" style:family="text">
      <style:text-properties officeooo:rsid="041b89ea"/>
    </style:style>
    <style:style style:name="T96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90">Esser-</text:span>Skala, 201<text:span text:style-name="T91">9</text:span></text:p>
      <text:p text:style-name="P17"/>
      <text:p text:style-name="P17"/>
      <text:p text:style-name="P12">© 201<text:span text:style-name="T91">9</text:span> by Wolfgang <text:span text:style-name="T90">Esser-</text:span>Skala. This edition is licensed under the<text:span text:style-name="T88"><text:line-break/></text:span>Creative Commons Attribution<text:span text:style-name="T82">-NonCommercial-ShareAlike</text:span> 4.0 International License.<text:span text:style-name="T88"><text:line-break/></text:span>To view a copy of this license, visit http://creativecommons.org/licenses/by<text:span text:style-name="T83">-nc-sa</text:span>/4.0/.</text:p>
      <text:p text:style-name="P11"/>
      <text:p text:style-name="P13">Music engraving by LilyPond 2.18.0 (http://www.lilypond.org).<text:span text:style-name="T81"><text:line-break/>Front matter</text:span> typeset with EB Garamond (http://www.georgduffner.at/ebgaramond).</text:p>
      <text:p text:style-name="P17"/>
      <text:p text:style-name="P10">First <text:span text:style-name="T84">version</text:span>, <text:span text:style-name="T91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87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95">http://resolver.staatsbibliothek-berlin.de/SBB0000A77E00000000<text:line-break/><text:tab/></text:span>(siglum Mus.<text:span text:style-name="T95">ms. 23262</text:span>).</text:p>
      <text:p text:style-name="P2"/>
      <text:p text:style-name="P3">In general, this edition closely follows the <text:span text:style-name="T89">manuscript</text:span>. Any changes <text:span text:style-name="T80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92"> cor, horn; fl, flute; Ms, manuscript; ob, oboe; o</text:span>rg,<text:span text:style-name="T96"> </text:span>basses and organ; <text:span text:style-name="T92">r, rest;</text:span> S,<text:span text:style-name="T96"> </text:span>soprano; T<text:span text:style-name="T93">, </text:span>tenor; <text:span text:style-name="T94">vl</text:span>, violin;<text:span text:style-name="T94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6"><text:line-break/></text:span><text:span text:style-name="T73"><text:tab/>16<text:tab/>vl </text:span><text:span text:style-name="T76">2</text:span><text:span text:style-name="T73"><text:tab/>last eighth in Ms: </text:span><text:span text:style-name="T76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6"><text:line-break/></text:span><text:soft-page-break/><text:span text:style-name="T73"><text:tab/>1</text:span><text:span text:style-name="T76">9</text:span><text:span text:style-name="T73"><text:tab/>vl </text:span><text:span text:style-name="T76">2</text:span><text:span text:style-name="T73"><text:tab/>last eighth in Ms: </text:span><text:span text:style-name="T76">c</text:span><text:span text:style-name="T73">is″8</text:span><text:span text:style-name="T77"><text:line-break/></text:span><text:span text:style-name="T73"><text:tab/>1</text:span><text:span text:style-name="T76">9</text:span><text:span text:style-name="T73"><text:tab/>vl</text:span><text:span text:style-name="T77">a</text:span><text:span text:style-name="T73"><text:tab/>last eighth in Ms: </text:span><text:span text:style-name="T77">a′</text:span><text:span text:style-name="T73">8</text:span><text:span text:style-name="T78"><text:line-break/><text:tab/>21<text:tab/>vla<text:tab/>bar in Ms: b′4–r8–a′8–a′4.–b′8</text:span><text:span text:style-name="T79"><text:line-break/>1.8<text:tab/>–<text:tab/>org<text:tab/>bass figures missing in Ms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86">wolfgang</text:span> (at) <text:span text:style-name="T85">esser-skala</text:span>.at<text:span text:style-name="T86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90">Esser-</text:span>Skala</text:p>
      <text:p text:style-name="P23"><text:span text:style-name="T88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91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1T18:03:18.271237172</dc:date>
    <dc:creator>Wolfgang Skala</dc:creator>
    <meta:editing-duration>P11DT18H52M41S</meta:editing-duration>
    <meta:editing-cycles>102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716" meta:character-count="3896" meta:non-whitespace-character-count="3141"/>
  </office:meta>
</office:document-meta>
</file>